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102in" svg:height="5.8244in" svg:x="6.4717in" svg:y="0.272in">
            <draw:object draw:notify-on-update-of-ranges="Sheet1.E1:Sheet1.E1 Sheet1.A2:Sheet1.A18 Sheet1.F1:Sheet1.F1 Sheet1.F2:Sheet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in</text:p>
          </table:table-cell>
          <table:table-cell office:value-type="string" calcext:value-type="string">
            <text:p>ADC read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float" office:value="66.8" calcext:value-type="float">
            <text:p>66.8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136.9" calcext:value-type="float">
            <text:p>136.9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384.8" calcext:value-type="float">
            <text:p>384.8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649.9" calcext:value-type="float">
            <text:p>649.9</text:p>
          </table:table-cell>
          <table:table-cell office:value-type="float" office:value="0.613" calcext:value-type="float">
            <text:p>0.613</text:p>
          </table:table-cell>
          <table:table-cell table:number-columns-repeated="2"/>
          <table:table-cell office:value-type="float" office:value="649.9" calcext:value-type="float">
            <text:p>649.9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889.3" calcext:value-type="float">
            <text:p>889.3</text:p>
          </table:table-cell>
          <table:table-cell office:value-type="float" office:value="0.802" calcext:value-type="float">
            <text:p>0.802</text:p>
          </table:table-cell>
          <table:table-cell table:number-columns-repeated="2"/>
          <table:table-cell office:value-type="float" office:value="889.3" calcext:value-type="float">
            <text:p>889.3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149.9" calcext:value-type="float">
            <text:p>1149.9</text:p>
          </table:table-cell>
          <table:table-cell office:value-type="float" office:value="1.001" calcext:value-type="float">
            <text:p>1.001</text:p>
          </table:table-cell>
          <table:table-cell table:number-columns-repeated="2"/>
          <table:table-cell office:value-type="float" office:value="1149.9" calcext:value-type="float">
            <text:p>1149.9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1408.5" calcext:value-type="float">
            <text:p>1408.5</text:p>
          </table:table-cell>
          <table:table-cell office:value-type="float" office:value="1.202" calcext:value-type="float">
            <text:p>1.202</text:p>
          </table:table-cell>
          <table:table-cell table:number-columns-repeated="2"/>
          <table:table-cell office:value-type="float" office:value="1408.5" calcext:value-type="float">
            <text:p>1408.5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float" office:value="1669.2" calcext:value-type="float">
            <text:p>1669.2</text:p>
          </table:table-cell>
          <table:table-cell office:value-type="float" office:value="1.403" calcext:value-type="float">
            <text:p>1.403</text:p>
          </table:table-cell>
          <table:table-cell table:number-columns-repeated="2"/>
          <table:table-cell office:value-type="float" office:value="1669.2" calcext:value-type="float">
            <text:p>1669.2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float" office:value="1928.5" calcext:value-type="float">
            <text:p>1928.5</text:p>
          </table:table-cell>
          <table:table-cell office:value-type="float" office:value="1.606" calcext:value-type="float">
            <text:p>1.606</text:p>
          </table:table-cell>
          <table:table-cell table:number-columns-repeated="2"/>
          <table:table-cell office:value-type="float" office:value="1928.5" calcext:value-type="float">
            <text:p>1928.5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189.1" calcext:value-type="float">
            <text:p>2189.1</text:p>
          </table:table-cell>
          <table:table-cell office:value-type="float" office:value="1.808" calcext:value-type="float">
            <text:p>1.808</text:p>
          </table:table-cell>
          <table:table-cell table:number-columns-repeated="2"/>
          <table:table-cell office:value-type="float" office:value="2189.1" calcext:value-type="float">
            <text:p>2189.1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2426.5" calcext:value-type="float">
            <text:p>2426.5</text:p>
          </table:table-cell>
          <table:table-cell office:value-type="float" office:value="1.997" calcext:value-type="float">
            <text:p>1.997</text:p>
          </table:table-cell>
          <table:table-cell table:number-columns-repeated="2"/>
          <table:table-cell office:value-type="float" office:value="2426.5" calcext:value-type="float">
            <text:p>2426.5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office:value-type="float" office:value="2695.9" calcext:value-type="float">
            <text:p>2695.9</text:p>
          </table:table-cell>
          <table:table-cell office:value-type="float" office:value="2.207" calcext:value-type="float">
            <text:p>2.207</text:p>
          </table:table-cell>
          <table:table-cell table:number-columns-repeated="2"/>
          <table:table-cell office:value-type="float" office:value="2695.9" calcext:value-type="float">
            <text:p>2695.9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2939.5" calcext:value-type="float">
            <text:p>2939.5</text:p>
          </table:table-cell>
          <table:table-cell office:value-type="float" office:value="2.397" calcext:value-type="float">
            <text:p>2.397</text:p>
          </table:table-cell>
          <table:table-cell table:number-columns-repeated="2"/>
          <table:table-cell office:value-type="float" office:value="2939.5" calcext:value-type="float">
            <text:p>2939.5</text:p>
          </table:table-cell>
          <table:table-cell office:value-type="float" office:value="2.397" calcext:value-type="float">
            <text:p>2.397</text:p>
          </table:table-cell>
        </table:table-row>
        <table:table-row table:style-name="ro1">
          <table:table-cell office:value-type="float" office:value="3222.5" calcext:value-type="float">
            <text:p>3222.5</text:p>
          </table:table-cell>
          <table:table-cell office:value-type="float" office:value="2.606" calcext:value-type="float">
            <text:p>2.606</text:p>
          </table:table-cell>
          <table:table-cell table:number-columns-repeated="2"/>
          <table:table-cell office:value-type="float" office:value="3222.5" calcext:value-type="float">
            <text:p>3222.5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float" office:value="3509.3" calcext:value-type="float">
            <text:p>3509.3</text:p>
          </table:table-cell>
          <table:table-cell office:value-type="float" office:value="2.805" calcext:value-type="float">
            <text:p>2.805</text:p>
          </table:table-cell>
          <table:table-cell table:number-columns-repeated="2"/>
          <table:table-cell office:value-type="float" office:value="3509.3" calcext:value-type="float">
            <text:p>3509.3</text:p>
          </table:table-cell>
          <table:table-cell office:value-type="float" office:value="2.805" calcext:value-type="float">
            <text:p>2.805</text:p>
          </table:table-cell>
        </table:table-row>
        <table:table-row table:style-name="ro1">
          <table:table-cell office:value-type="float" office:value="3871.9" calcext:value-type="float">
            <text:p>3871.9</text:p>
          </table:table-cell>
          <table:table-cell office:value-type="float" office:value="3.009" calcext:value-type="float">
            <text:p>3.009</text:p>
          </table:table-cell>
          <table:table-cell table:number-columns-repeated="2"/>
          <table:table-cell office:value-type="float" office:value="3871.9" calcext:value-type="float">
            <text:p>3871.9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 office:value-type="float" office:value="4086.5" calcext:value-type="float">
            <text:p>4086.5</text:p>
          </table:table-cell>
          <table:table-cell office:value-type="float" office:value="3.109" calcext:value-type="float">
            <text:p>3.109</text:p>
          </table:table-cell>
          <table:table-cell table:number-columns-repeated="2"/>
          <table:table-cell office:value-type="float" office:value="4086.5" calcext:value-type="float">
            <text:p>4086.5</text:p>
          </table:table-cell>
          <table:table-cell office:value-type="float" office:value="3.109" calcext:value-type="float">
            <text:p>3.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5:01:41.306906017</meta:creation-date>
    <dc:date>2021-08-22T19:52:41.711264981</dc:date>
    <meta:editing-duration>PT1H7M27S</meta:editing-duration>
    <meta:editing-cycles>1</meta:editing-cycles>
    <meta:document-statistic meta:table-count="1" meta:cell-count="72" meta:object-count="1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19cm" svg:height="14.795cm" xlink:href=".." xlink:type="simple" chart:class="chart:scatter" chart:style-name="ch1">
        <chart:legend chart:legend-position="end" svg:x="21.379cm" svg:y="6.849cm" style:legend-expansion="high" chart:style-name="ch2"/>
        <chart:plot-area chart:style-name="ch3" table:cell-range-address="Sheet1.E1:Sheet1.F1 Sheet1.A2:Sheet1.A18 Sheet1.F2:Sheet1.F18" chart:data-source-has-labels="row" svg:x="0.498cm" svg:y="0.295cm" svg:width="20.383cm" svg:height="14.205cm">
          <chart:coordinate-region svg:x="1.225cm" svg:y="0.495cm" svg:width="19.284cm" svg:height="13.3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8" chart:label-cell-address="Sheet1.F1:Sheet1.F1" chart:class="chart:scatter">
            <chart:domain table:cell-range-address="Sheet1.A2:Sheet1.A18"/>
            <chart:regression-curve chart:style-name="ch8">
              <chart:equation chart:display-equation="true" chart:display-r-square="false" svg:x="1.496cm" svg:y="0.786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">
                <text:p>66.8</text:p>
                <draw:g>
                  <svg:desc>Sheet1.A2:Sheet1.A18</svg:desc>
                </draw:g>
              </table:table-cell>
              <table:table-cell office:value-type="float" office:value="0.151">
                <text:p>0.151</text:p>
                <draw:g>
                  <svg:desc>Sheet1.F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9">
                <text:p>136.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.8">
                <text:p>384.8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.9">
                <text:p>649.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9.3">
                <text:p>889.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.9">
                <text:p>1149.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8.5">
                <text:p>1408.5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9.2">
                <text:p>1669.2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8.5">
                <text:p>1928.5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9.1">
                <text:p>2189.1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6.5">
                <text:p>2426.5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5.9">
                <text:p>2695.9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9.5">
                <text:p>2939.5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22.5">
                <text:p>3222.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9.3">
                <text:p>3509.3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71.9">
                <text:p>3871.9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6.5">
                <text:p>4086.5</text:p>
              </table:table-cell>
              <table:table-cell office:value-type="float" office:value="3.109">
                <text:p>3.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